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FindPred(senna):</text:p>
      <text:list xml:id="list4242062041" text:style-name="L1">
        <text:list-item>
          <text:list>
            <text:list-item>
              <text:p text:style-name="P1">input sennaDictionary</text:p>
            </text:list-item>
            <text:list-item>
              <text:p text:style-name="P1">scans for all tokens with '-V'</text:p>
            </text:list-item>
            <text:list-item>
              <text:p text:style-name="P1">these tokens are presumably predicates</text:p>
            </text:list-item>
            <text:list-item>
              <text:p text:style-name="P1">the target column is then saved and appended to the list:</text:p>
              <text:list>
                <text:list-item>
                  <text:p text:style-name="P1">targetColumn=Null</text:p>
                </text:list-item>
                <text:list-item>
                  <text:p text:style-name="P1">tagerDict[in(index)][verb] <text:s/>← going to the target verb</text:p>
                </text:list-item>
                <text:list-item>
                  <text:p text:style-name="P1">verb=reported-17</text:p>
                </text:list-item>
                <text:list-item>
                  <text:p text:style-name="P1">index=17</text:p>
                  <text:p text:style-name="P1">&gt; 17: {'reported-17': {1: 'VBN', 2: 'E-VP', 3: 'O', 4: 'reported', 5: 'O', 6: 'S-V', 7: '(VP*'}}, </text:p>
                  <text:list>
                    <text:list-item>
                      <text:list>
                        <text:list-item>
                          <text:p text:style-name="P1">goal : finding 'S-V' assuming any predicate has “-V”</text:p>
                        </text:list-item>
                        <text:list-item>
                          <text:p text:style-name="P1">targetColumn=6 </text:p>
                        </text:list-item>
                      </text:list>
                    </text:list-item>
                  </text:list>
                </text:list-item>
                <text:list-item>
                  <text:p text:style-name="P1">targetColumn Found</text:p>
                </text:list-item>
              </text:list>
            </text:list-item>
            <text:list-item>
              <text:p text:style-name="P1">output : {id: [verb,targetColumn], id....} </text:p>
              <text:list>
                <text:list-item>
                  <text:list>
                    <text:list-header>
                      <text:p text:style-name="P1">{0: [['infected-6'], '5'], 1: [['reported-17'], '6']} 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FindArg(verb,D,targetCol)</text:p>
      <text:p text:style-name="Standard">- input verb, targetDict, targetCol</text:p>
      <text:list xml:id="list2096687371" text:style-name="L2">
        <text:list-item>
          <text:p text:style-name="P2">targetDictionary : senna indexed complete</text:p>
        </text:list-item>
        <text:list-item>
          <text:p text:style-name="P2"/>
        </text:list-item>
      </text:list>
      <text:list xml:id="list2135426119" text:style-name="L3">
        <text:list-item>
          <text:list>
            <text:list-item>
              <text:p text:style-name="P3">scanning all tokens for the label listed in their targetColumn:</text:p>
              <text:list>
                <text:list-item>
                  <text:p text:style-name="P3">{1: {'A-1': {1: 'DT', 2: 'B-NP', 3: 'O', 4: '-', 5: 'B-A1', 6: 'B-A1', 7: '(S1(S(NP(NP(NP*'}}, </text:p>
                </text:list-item>
                <text:list-item>
                  <text:p text:style-name="P3">&gt; B-A1</text:p>
                </text:list-item>
                <text:list-item>
                  <text:p text:style-name="P3"><text:s text:c="2"/>2: {'total-2': {1: 'NN', 2: 'E-NP', 3: 'O', 4: '-', 5: 'I-A1', 6: 'I-A1', 7: '*)'}},</text:p>
                </text:list-item>
                <text:list-item>
                  <text:p text:style-name="P3"><text:s/>&gt; I-A1</text:p>
                </text:list-item>
                <text:list-item>
                  <text:p text:style-name="P3">if arg == “O” it must be ignored</text:p>
                </text:list-item>
                <text:list-item>
                  <text:p text:style-name="P3">any arg found will be attached to its verb</text:p>
                  <text:p text:style-name="P3">&gt;A1-reported</text:p>
                  <text:p text:style-name="P3">&gt;A0-reported</text:p>
                </text:list-item>
              </text:list>
            </text:list-item>
          </text:list>
        </text:list-item>
      </text:list>
      <text:list xml:id="list1723435222" text:style-name="L4">
        <text:list-item>
          <text:p text:style-name="P4">output : a dictionary of labels along with a list of tokens covered by each</text:p>
          <text:p text:style-name="P4">{'A1-reported': [['A-1'], ['total-2'], ['of-3'], ['316-4'], ['individuals-5'], ['infected-6'], ['with-7'], ['the-8'], ['outbreak-9'], ['strains-10'], ['of-11'], ['SalmonellaBareilly-12'], ['or-13'], ['SalmonellaNchanga-14']], 'V-reported': [['reported-17']], 'A0-reported': [['from-18'], ['26-19'], ['states-20'], ['and-21'], ['the-22'], ['District-23'], ['of-24'], ['Columbia-25']]} </text:p>
        </text:list-item>
      </text:list>
      <text:p text:style-name="Standard"/>
      <text:p text:style-name="Standard"/>
      <text:p text:style-name="Standard"/>
      <text:p text:style-name="Standard">FindDomain(args):</text:p>
      <text:list xml:id="list64031685" text:style-name="L5">
        <text:list-item>
          <text:p text:style-name="P5">input: args , it was the output of findArg() module</text:p>
        </text:list-item>
        <text:list-item>
          <text:p text:style-name="P5"><text:s/>output: domain of each arg for that verb</text:p>
        </text:list-item>
      </text:list>
      <text:p text:style-name="Standard"/>
      <text:p text:style-name="Standard"/>
      <text:p text:style-name="Standard">mixedDepArg(StanfordSen, args):</text:p>
      <text:list xml:id="list1144953174" text:style-name="L6">
        <text:list-item>
          <text:list>
            <text:list-item>
              <text:list>
                <text:list-item>
                  <text:p text:style-name="P6">input StanfordSen, args, verb # belonging to a specific verb</text:p>
                </text:list-item>
                <text:list-item>
                  <text:p text:style-name="P6">it takes dependencies between 2 tokens </text:p>
                </text:list-item>
                <text:list-item>
                  <text:p text:style-name="P6">assuming that all theses dependencies exist in one argument-section of a particular <text:soft-page-break/>verb : meaning that they both are in Arg0, or Arg1, Arg2,... </text:p>
                </text:list-item>
                <text:list-item>
                  <text:p text:style-name="P6">so in result we have Arg(dep(part1,part2))</text:p>
                </text:list-item>
                <text:list-item>
                  <text:p text:style-name="P6">for dependencies which connect verb to a link node from an Arg-section, argument is translated as a “link-verb” to use for further info extraction</text:p>
                </text:list-item>
                <text:list-item>
                  <text:p text:style-name="P6">output: { 'arg-verb':{dep:([ part1, part2 ])}, … <text:s/>, 'Link-verb':{dep:([verb,part2])}'}</text:p>
                  <text:p text:style-name="P6"><text:s text:c="2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ia </meta:initial-creator>
    <meta:creation-date>2012-10-26T11:53:29</meta:creation-date>
    <dc:date>2012-10-29T11:25:48</dc:date>
    <dc:creator>kimia </dc:creator>
    <meta:editing-duration>PT4H36M39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2" meta:paragraph-count="40" meta:word-count="327" meta:character-count="2147" meta:non-whitespace-character-count="1878"/>
  </office:meta>
</office:document-meta>
</file>